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1bf" officeooo:paragraph-rsid="0017d1b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d1bf" officeooo:paragraph-rsid="0017d1b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eab1" officeooo:paragraph-rsid="0018eab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5dfa" officeooo:paragraph-rsid="001a5df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d4010" officeooo:paragraph-rsid="001d4010" style:font-weight-asian="bold" style:font-weight-complex="bold"/>
    </style:style>
    <style:style style:name="P6" style:family="paragraph" style:parent-style-name="Standard">
      <style:text-properties officeooo:rsid="0018168d" officeooo:paragraph-rsid="0018168d"/>
    </style:style>
    <style:style style:name="P7" style:family="paragraph" style:parent-style-name="Standard">
      <style:text-properties officeooo:rsid="0018eab1" officeooo:paragraph-rsid="0018eab1"/>
    </style:style>
    <style:style style:name="P8" style:family="paragraph" style:parent-style-name="Standard">
      <style:text-properties officeooo:rsid="001a5dfa" officeooo:paragraph-rsid="001a5dfa"/>
    </style:style>
    <style:style style:name="P9" style:family="paragraph" style:parent-style-name="Standard">
      <style:text-properties officeooo:rsid="001b133d" officeooo:paragraph-rsid="001b133d"/>
    </style:style>
    <style:style style:name="P10" style:family="paragraph" style:parent-style-name="Standard">
      <style:text-properties officeooo:rsid="001d4010" officeooo:paragraph-rsid="001d4010"/>
    </style:style>
    <style:style style:name="T1" style:family="text">
      <style:text-properties officeooo:rsid="001b44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tton handler :</text:p>
      <text:p text:style-name="P2">avec document ready function :</text:p>
      <text:p text:style-name="P1"/>
      <text:p text:style-name="P6">$(document).ready(function() {</text:p>
      <text:p text:style-name="P6"><text:s text:c="2"/>$('button').on('click', function() {</text:p>
      <text:p text:style-name="P6"><text:s text:c="2"/>var message = $('&lt;span&gt;Call 1-555-jquery-air to book this tour&lt;/span&gt;');</text:p>
      <text:p text:style-name="P6"><text:s text:c="2"/>$('.usa').append(message);</text:p>
      <text:p text:style-name="P6"><text:s text:c="2"/>$('button').remove();</text:p>
      <text:p text:style-name="P6"><text:s text:c="2"/>});});</text:p>
      <text:p text:style-name="P6"/>
      <text:p text:style-name="P3">This remove</text:p>
      <text:p text:style-name="P7">$(document).ready(function() {</text:p>
      <text:p text:style-name="P7"><text:s text:c="2"/>$('button').on('click', function() {</text:p>
      <text:p text:style-name="P7"><text:s text:c="4"/>var message = $('&lt;span&gt;Call 1-555-jquery-air to book this tour&lt;/span&gt;');</text:p>
      <text:p text:style-name="P7"><text:s text:c="4"/>$('.usa').append(message);</text:p>
      <text:p text:style-name="P7"><text:s text:c="4"/>$(this).remove();</text:p>
      <text:p text:style-name="P7"><text:s text:c="2"/>});</text:p>
      <text:p text:style-name="P7"/>
      <text:p text:style-name="P4">Images that toggle on and off with mouse</text:p>
      <text:p text:style-name="P8">$(document).ready(function() {</text:p>
      <text:p text:style-name="P8"><text:s text:c="2"/>$('#tour').on('click', 'button', function() {</text:p>
      <text:p text:style-name="P8"><text:s text:c="4"/>$('.photos').slideToggle();</text:p>
      <text:p text:style-name="P8"><text:s text:c="2"/>});</text:p>
      <text:p text:style-name="P8"><text:s text:c="2"/></text:p>
      <text:p text:style-name="P8"><text:s text:c="2"/>function showPhotos() {</text:p>
      <text:p text:style-name="P8"><text:s text:c="4"/>$(this).find('span').slideToggle();</text:p>
      <text:p text:style-name="P8"><text:s text:c="2"/>}</text:p>
      <text:p text:style-name="P8"/>
      <text:p text:style-name="P8"><text:s text:c="2"/>$('.photos').on('mouseenter', 'li', showPhotos);</text:p>
      <text:p text:style-name="P8"><text:s text:c="2"/>$('.photos').on('mouseleave', 'li', showPhotos);</text:p>
      <text:p text:style-name="P8">});</text:p>
      <text:p text:style-name="P8"/>
      <text:p text:style-name="P8"/>
      <text:p text:style-name="P9">$(document).ready(function() {</text:p>
      <text:p text:style-name="P9"><text:s text:c="2"/>$('#nights').on('keyup', function() {</text:p>
      <text:p text:style-name="P9"><text:s text:c="4"/>$('#nights-count').text($(this).val());</text:p>
      <text:p text:style-name="P9"><text:s text:c="2"/>});</text:p>
      <text:p text:style-name="P9">});</text:p>
      <text:p text:style-name="P9"/>
      <text:p text:style-name="P9">.<text:span text:style-name="T1">val pour rajouter valeur numérique (ou changer) ; .text pour du texte</text:span></text:p>
      <text:p text:style-name="P1"/>
      <text:p text:style-name="P5">events</text:p>
      <text:p text:style-name="P10">$(document).ready(function() {</text:p>
      <text:p text:style-name="P10"><text:s text:c="2"/>$('.see-photos').on('click', function(event) {</text:p>
      <text:p text:style-name="P10"><text:s text:c="8"/>event.stopPropagation();</text:p>
      <text:p text:style-name="P10"><text:s text:c="4"/>$(this).closest('.tour').find('.photos').slideToggle();</text:p>
      <text:p text:style-name="P10"><text:s text:c="2"/>});</text:p>
      <text:p text:style-name="P10"><text:s text:c="2"/>$('.tour').on('click', function() {</text:p>
      <text:p text:style-name="P10"><text:s text:c="4"/>alert('This event handler should not be called.');</text:p>
      <text:p text:style-name="P10"><text:s text:c="2"/>});</text:p>
      <text:p text:style-name="P10">}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39:20.024667947</meta:creation-date>
    <dc:date>2018-03-07T14:45:28.491816074</dc:date>
    <meta:editing-duration>PT3H25M4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3" meta:word-count="113" meta:character-count="1252" meta:non-whitespace-character-count="1101"/>
  </office:meta>
</office:document-meta>
</file>